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style:font-name="Arial" fo:font-size="14pt" style:text-underline-style="none" officeooo:paragraph-rsid="0000ff72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0ff72" style:font-size-asian="11pt" style:font-size-complex="11pt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Arial" fo:font-size="11pt" officeooo:paragraph-rsid="0000ff72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 style:snap-to-layout-grid="false"/>
      <style:text-properties style:font-name="Arial" fo:font-size="11pt" officeooo:paragraph-rsid="0000ff72" style:font-size-asian="11pt" style:font-size-complex="11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0ff72" style:font-size-asian="10pt" style:font-size-complex="10pt"/>
    </style:style>
    <style:style style:name="P14" style:family="paragraph" style:parent-style-name="UrbanBody">
      <style:text-properties style:font-name="Arial" fo:font-size="9pt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1"><text:span text:style-name="T4"><text:text-input text:description="Demandeurs">self.getGeometricians()[0].getPersonTitleValue()</text:text-input></text:span><text:span text:style-name="T4"><text:s/></text:span><text:span text:style-name="T4"><text:text-input text:description="Demandeurs">self.getGeometricians()[0].getName2()</text:text-input></text:span><text:span text:style-name="T4"><text:s/></text:span><text:span text:style-name="T4"><text:text-input text:description="Demandeurs">self.getGeometricians()[0].getName1()</text:text-input></text:span></text:p>
            <text:p text:style-name="P3">Géomètre</text:p>
            <text:p text:style-name="P3"><text:text-input text:description="Demandeurs">self.getGeometricians()[0].getStreet()</text:text-input><text:s/>n°<text:text-input text:description="Demandeurs">self.getGeometricians()[0].getNumber()</text:text-input></text:p>
            <text:p text:style-name="P3"><text:span text:style-name="T7"><text:text-input text:description="Demandeurs">self.getGeometricians()[0].getZipcode()</text:text-input></text:span><text:span text:style-name="T7"><text:s text:c="2"/></text:span><text:span text:style-name="T7"><text:text-input text:description="Demandeurs">self.getGeometricians()[0].getCity()</text:text-input></text:span><text:span text:style-name="T7"><text:s/></text:span></text:p>
          </table:table-cell>
        </table:table-row>
      </table:table>
      <text:p text:style-name="P1"/>
      <text:p text:style-name="P5">Transmission de l'accusé de réception</text:p>
      <text:p text:style-name="P5">Article D.IV.33.1° Du CoDT</text:p>
      <text:p text:style-name="P14"/>
      <text:p text:style-name="P6"/>
      <text:p text:style-name="P10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<text:span text:style-name="T2">&lt;%Titre%&gt;</text:span>,</text:p>
      <text:p text:style-name="P12"/>
      <text:p text:style-name="P9"/>
      <text:p text:style-name="P9">Veuillez trouver ci-joint, l’accusé de réception transmis à votre client dans le cadre de sa demande de permis d'urbanisme :</text:p>
      <text:p text:style-name="P9"/>
      <text:p text:style-name="P10"><office:annotation><dc:creator>Gauthier Bastien</dc:creator><dc:date>2011-02-16T16:12:24</dc:date><text:p text:style-name="P15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0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9"/>
      <text:p text:style-name="P9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7"/>
      <text:p text:style-name="P8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Import depuis signatures.odt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48.422710074</dc:date>
    <dc:language>fr-FR</dc:language>
    <meta:editing-cycles>115</meta:editing-cycles>
    <meta:editing-duration>P1DT10H29M52S</meta:editing-duration>
    <meta:document-statistic meta:table-count="1" meta:image-count="0" meta:object-count="0" meta:page-count="1" meta:paragraph-count="18" meta:word-count="125" meta:character-count="1113" meta:non-whitespace-character-count="1040"/>
    <meta:user-defined meta:name="Info 1"/>
    <meta:user-defined meta:name="Info 2"/>
    <meta:user-defined meta:name="Info 3"/>
    <meta:user-defined meta:name="Info 4"/>
  </office:meta>
</office:document-meta>
</file>